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objectwithoutfill">
      <style:graphic-properties draw:marker-start="Arrow" draw:marker-start-width="0.254cm" draw:marker-end="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254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color="#000000" fo:font-size="13pt" style:font-size-asian="13pt" style:font-size-complex="13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text-properties fo:color="#cccccc" fo:font-size="13pt" style:font-size-asian="13pt" style:font-size-complex="13pt"/>
    </style:style>
    <style:style style:name="P7" style:family="paragraph">
      <style:text-properties fo:color="#666666" fo:font-size="13pt" style:font-size-asian="13pt" style:font-size-complex="13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000000" fo:font-size="13pt" style:font-size-asian="13pt" style:font-size-complex="13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cccccc" fo:font-size="13pt" style:font-size-asian="13pt" style:font-size-complex="13pt"/>
    </style:style>
    <style:style style:name="T6" style:family="text">
      <style:text-properties fo:color="#666666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1.778cm" svg:x="3.413cm" svg:y="9.636cm">
          <text:p text:style-name="P1"><text:span text:style-name="T1">uni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94cm" svg:height="1.778cm" svg:x="14.335cm" svg:y="9.636cm">
          <text:p text:style-name="P1"><text:span text:style-name="T1">byt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794cm" svg:height="0.889cm" svg:x="14.462cm" svg:y="8.874cm">
          <draw:text-box>
            <text:p><text:span text:style-name="T2">网络、磁盘</text:span></text:p>
          </draw:text-box>
        </draw:frame>
        <draw:frame draw:style-name="gr3" draw:text-style-name="P4" draw:layer="layout" svg:width="4.953cm" svg:height="1.364cm" svg:x="2.397cm" svg:y="8.399cm">
          <draw:text-box>
            <text:p text:style-name="P1"><text:span text:style-name="T3">python3 str;</text:span></text:p>
            <text:p text:style-name="P1"><text:span text:style-name="T3">计算机内存</text:span><text:span text:style-name="T3">;</text:span></text:p>
          </draw:text-box>
        </draw:frame>
        <draw:custom-shape draw:style-name="gr1" draw:text-style-name="P5" draw:layer="layout" svg:width="3.048cm" svg:height="2.667cm" svg:x="9.128cm" svg:y="12.811cm">
          <text:p text:style-name="P5"><text:span text:style-name="T4">utf-8</text:span></text:p>
          <text:p text:style-name="P5"><text:span text:style-name="T4">gbk</text:span></text:p>
          <text:p text:style-name="P5"><text:span text:style-name="T4">Ascii</text:span></text:p>
          <text:p text:style-name="P5"><text:span text:style-name="T4">…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794cm" svg:height="0.852cm" svg:x="9.255cm" svg:y="15.351cm">
          <draw:text-box>
            <text:p><text:span text:style-name="T2">硬盘</text:span></text:p>
          </draw:text-box>
        </draw:frame>
        <draw:line draw:style-name="gr5" draw:text-style-name="P1" draw:layer="layout" svg:x1="14.843cm" svg:y1="11.541cm" svg:x2="12.303cm" svg:y2="13.192cm">
          <text:p/>
        </draw:line>
        <draw:line draw:style-name="gr6" draw:text-style-name="P1" draw:layer="layout" svg:x1="14.335cm" svg:y1="11.033cm" svg:x2="11.795cm" svg:y2="12.684cm">
          <text:p/>
        </draw:line>
        <draw:frame draw:style-name="gr7" draw:text-style-name="P6" draw:layer="layout" svg:width="3.296cm" svg:height="0.763cm" svg:x="11.039cm" svg:y="11.287cm">
          <draw:text-box>
            <text:p text:style-name="P6"><text:span text:style-name="T5">decode(“xxx”)</text:span></text:p>
          </draw:text-box>
        </draw:frame>
        <draw:frame draw:style-name="gr7" draw:text-style-name="P6" draw:layer="layout" svg:width="3.296cm" svg:height="0.763cm" svg:x="13.065cm" svg:y="12.303cm">
          <draw:text-box>
            <text:p text:style-name="P6"><text:span text:style-name="T5">encode(“xxx”)</text:span></text:p>
          </draw:text-box>
        </draw:frame>
        <draw:line draw:style-name="gr8" draw:text-style-name="P1" draw:layer="layout" svg:x1="7.096cm" svg:y1="10.525cm" svg:x2="14.208cm" svg:y2="10.525cm">
          <text:p/>
        </draw:line>
        <draw:line draw:style-name="gr8" draw:text-style-name="P1" draw:layer="layout" svg:x1="14.081cm" svg:y1="10.017cm" svg:x2="6.969cm" svg:y2="10.017cm">
          <text:p/>
        </draw:line>
        <draw:frame draw:style-name="gr7" draw:text-style-name="P7" draw:layer="layout" svg:width="3.296cm" svg:height="0.763cm" svg:x="9.007cm" svg:y="9.381cm">
          <draw:text-box>
            <text:p text:style-name="P7"><text:span text:style-name="T6">decode(“xxx”)</text:span></text:p>
          </draw:text-box>
        </draw:frame>
        <draw:frame draw:style-name="gr7" draw:text-style-name="P7" draw:layer="layout" svg:width="3.296cm" svg:height="0.763cm" svg:x="9.007cm" svg:y="10.525cm">
          <draw:text-box>
            <text:p text:style-name="P7"><text:span text:style-name="T6">encode(“xxx”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6T12:31:40.956689463</meta:creation-date>
    <dc:date>2016-01-16T15:08:28.927951971</dc:date>
    <meta:editing-duration>PT2H15M55S</meta:editing-duration>
    <meta:editing-cycles>27</meta:editing-cycles>
    <meta:generator>LibreOffice/4.2.8.2$Linux_X86_64 LibreOffice_project/420m0$Build-2</meta:generator>
    <meta:document-statistic meta:object-count="14"/>
  </office:meta>
</office:document-meta>
</file>